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868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2.473cm" fo:break-before="auto" style:use-optimal-row-height="true"/>
    </style:style>
    <style:style style:name="ro5" style:family="table-row">
      <style:table-row-properties style:row-height="3.0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 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Au clique sur l'un des produits, renvoie vers la page de description du produit.</text:p>
          </table:table-cell>
          <table:table-cell table:style-name="ce11" office:value-type="string">
            <text:p>Cliquer sur l'un des produits</text:p>
          </table:table-cell>
          <table:table-cell table:style-name="ce11" office:value-type="string">
            <text:p>Navigation vers la page contenant le descriptif produit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Page produit contenant le nom, descriptif, couleurs et prix du produit cliqué ainsi que la possibilité de définir une quantité et une couleur à ajouter au panier.</text:p>
          </table:table-cell>
          <table:table-cell table:style-name="ce11" office:value-type="string">
            <text:p>Avoir cliqué sur l'un des produits en page d’accueil</text:p>
          </table:table-cell>
          <table:table-cell table:style-name="ce11" office:value-type="string">
            <text:p>Affichage du descriptif du produit sélectionne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 office:value-type="string">
            <text:p>Possibilité de sélectionner une couleur et une quantité à ajouter au panier, ensuite ajouté au local storage pour être visualisé plus tard sur la panier.</text:p>
          </table:table-cell>
          <table:table-cell table:style-name="ce11" office:value-type="string">
            <text:p>Sélectionner une quantité et une couleur</text:p>
          </table:table-cell>
          <table:table-cell table:style-name="ce11" office:value-type="string">
            <text:p>stockage des données dans le local storage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7" office:value-type="string">
            <text:p>Sur la page produit, si le même article avec la même couleur est rajouté au panier, mise à jours de la ligne déjà existante avec une mise à jours de la quantité plutôt que l'ajout d'une nouvelle ligne.</text:p>
          </table:table-cell>
          <table:table-cell table:style-name="ce11" office:value-type="string">
            <text:p>Rajouter une deuxième fois un même article avec les mêmes information (Id et couleur similaire)</text:p>
          </table:table-cell>
          <table:table-cell table:style-name="ce11" office:value-type="string">
            <text:p>Mise à jours de la ligne existante plutôt que rajout d'une nouvelle ligne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7" office:value-type="string">
            <text:p>Au clique sur l'onglet panier, affichage d'un page contenant tout les produits précédemment sélectionné par l’utilisateur avec le nombre total d'article ainsi que le prix total.</text:p>
          </table:table-cell>
          <table:table-cell table:style-name="ce11" office:value-type="string">
            <text:p>Clique sur l'onglet panier</text:p>
          </table:table-cell>
          <table:table-cell table:style-name="ce11" office:value-type="string">
            <text:p>Affichage de tout les produits précédemment choisis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7" office:value-type="string">
            <text:p>Possibilité sur le panier de modifier la quantité d'un produit, mettant à jours sur la page la nouvelle quantité ainsi que le nouveau prix du lot.</text:p>
          </table:table-cell>
          <table:table-cell table:style-name="ce11" office:value-type="string">
            <text:p>Modification de la quantité via l'input.</text:p>
          </table:table-cell>
          <table:table-cell table:style-name="ce11" office:value-type="string">
            <text:p>Mise à jours du prix du lot d'article, de sa quantité et du nombre total d'article ainsi que le prix total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office:value-type="string">
            <text:p>Possibilité de supprimer un élément de la page au clic sur le bouton supprimer.</text:p>
          </table:table-cell>
          <table:table-cell table:style-name="ce11" office:value-type="string">
            <text:p>Clique sur le bouton supprimer d'un article.</text:p>
          </table:table-cell>
          <table:table-cell table:style-name="ce11" office:value-type="string">
            <text:p>Suppression de l'élément de la page ainsi que recalcule du prix et de la quantité total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7" office:value-type="string">
            <text:p>Champs de textes permettant à l’utilisateur de rentrer ses informations pour finaliser la commande.</text:p>
          </table:table-cell>
          <table:table-cell table:style-name="ce11" office:value-type="string">
            <text:p>Remplissage des champs par l’utilisateur avec ses informations personnels.</text:p>
          </table:table-cell>
          <table:table-cell table:style-name="ce11" office:value-type="string">
            <text:p>Vérification des données rentrées pour correspondre à ce qui est attendu via des regex, et envois des données à l'API si les données sont valides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7" office:value-type="string">
            <text:p>Affichage d'un message d'erreur si le champ de texte est vide, et un autre message si il est erroné</text:p>
          </table:table-cell>
          <table:table-cell table:style-name="ce11" office:value-type="string">
            <text:p>Remplissage des champs par l’utilisateur avec ses informations personnels.</text:p>
          </table:table-cell>
          <table:table-cell table:style-name="ce11" office:value-type="string">
            <text:p>Vérification des données rentrées pour correspondre à ce qui est attendu via des regex, affichage du message si celle ci sont erroné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7" office:value-type="string">
            <text:p>Une fois le formulaire correctement remplis, envois des données à l'api, récupération du numéro de commande et renvois vers la page de confirmation de commande.</text:p>
          </table:table-cell>
          <table:table-cell table:style-name="ce11" office:value-type="string">
            <text:p>Remplissage des champs par l’utilisateur avec ses informations personnels.</text:p>
          </table:table-cell>
          <table:table-cell table:style-name="ce11" office:value-type="string">
            <text:p>Une fois les données validées, envoie des informations à l'API, récupération du numéro de commande et redirection vers la page de confirmation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office:value-type="string">
            <text:p>Affichage de la page de confirmation de commande avec suppression du numéro après implémentation.</text:p>
          </table:table-cell>
          <table:table-cell table:style-name="ce11" office:value-type="string">
            <text:p>Redirection vers la page de confirmation de commande après finalisation dans le panier.</text:p>
          </table:table-cell>
          <table:table-cell table:style-name="ce11" office:value-type="string">
            <text:p>Affichage du message de confirmation avec le numéro de commande puis suppression de celui ci dans l'url.</text:p>
          </table:table-cell>
          <table:table-cell table:style-name="ce15" office:value-type="string">
            <text:p>OK </text:p>
          </table:table-cell>
          <table:table-cell table:number-columns-repeated="1019"/>
        </table:table-row>
        <table:table-row table:style-name="ro6" table:number-rows-repeated="8">
          <table:table-cell table:style-name="ce3"/>
          <table:table-cell table:style-name="ce7"/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6">
          <table:table-cell table:style-name="ce4"/>
          <table:table-cell table:style-name="ce8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01/05/2022</text:date>, <text:time>11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1T11:34:05.85</dc:date>
    <meta:document-statistic meta:table-count="1" meta:cell-count="64" meta:object-count="0"/>
    <meta:generator>OpenOffice/4.1.11$Win32 OpenOffice.org_project/4111m1$Build-9808</meta:generator>
  </office:meta>
</office:document-meta>
</file>